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 fo:hyphenate="false" fo:hyphenation-remain-char-count="2" fo:hyphenation-push-char-count="2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1" style:family="paragraph" style:parent-style-name="Standard" style:list-style-name="L2"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2" style:family="paragraph" style:parent-style-name="Standard" style:list-style-name="L2">
      <style:text-properties fo:color="#000000" fo:font-style="normal" style:font-style-asian="normal" style:font-style-complex="normal"/>
    </style:style>
    <style:style style:name="P23" style:family="paragraph" style:parent-style-name="Standard" style:list-style-name="L2">
      <style:text-properties fo:font-style="normal" style:font-style-asian="normal" style:font-style-complex="normal"/>
    </style:style>
    <style:style style:name="P24" style:family="paragraph" style:parent-style-name="Standard" style:list-style-name="L3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color="#000000"/>
    </style:style>
    <style:style style:name="T3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" style:family="text"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5" style:family="text">
      <style:text-properties fo:color="#000000" style:font-name="Bitstream Vera Sans2" fo:font-size="10pt" fo:language="nl" fo:country="NL" style:text-underline-style="none" fo:background-color="transparent" style:font-size-asian="10pt" style:language-asian="nl" style:country-asian="NL" style:font-name-complex="Bitstream Vera Sans2" style:font-size-complex="10pt"/>
    </style:style>
    <style:style style:name="T6" style:family="text">
      <style:text-properties fo:color="#000000" style:font-name="Bitstream Vera Sans2" fo:font-size="10pt" fo:language="nl" fo:country="NL" style:text-underline-style="none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7" style:family="text">
      <style:text-properties fo:color="#000000"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8" style:family="text">
      <style:text-properties fo:color="#000000" style:font-name="Bitstream Vera Sans2" fo:font-size="10pt" fo:font-weight="normal" style:font-weight-asian="normal" style:font-weight-complex="normal"/>
    </style:style>
    <style:style style:name="T9" style:family="text">
      <style:text-properties fo:color="#000000" style:font-name="Bitstream Vera Sans2" fo:font-size="10pt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10" style:family="text">
      <style:text-properties fo:color="#000000" style:font-name="Bitstream Vera Sans2" fo:font-size="10pt" style:text-underline-style="none" style:font-name-complex="Bitstream Vera Sans2"/>
    </style:style>
    <style:style style:name="T11" style:family="text">
      <style:text-properties fo:color="#000000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12" style:family="text">
      <style:text-properties fo:color="#000000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13" style:family="text"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style:font-name-complex="Bitstream Vera Sans2"/>
    </style:style>
    <style:style style:name="T16" style:family="text">
      <style:text-properties fo:color="#000000" fo:font-size="10pt" fo:background-color="transparent" style:font-size-asian="10pt" style:language-asian="nl" style:country-asian="NL" style:font-name-complex="Bitstream Vera Sans2" style:font-size-complex="10pt"/>
    </style:style>
    <style:style style:name="T17" style:family="text">
      <style:text-properties fo:color="#000000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8" style:family="text">
      <style:text-properties fo:color="#000000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9" style:family="text">
      <style:text-properties fo:color="#000000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fo:language="nl" fo:country="NL" fo:background-color="transparent" style:language-asian="nl" style:country-asian="NL"/>
    </style:style>
    <style:style style:name="T21" style:family="text">
      <style:text-properties fo:color="#000000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22" style:family="text">
      <style:text-properties fo:color="#000000" fo:language="nl" fo:country="NL" style:text-underline-style="none" fo:background-color="transparent" style:font-size-asian="10pt" style:language-asian="nl" style:country-asian="NL" style:font-name-complex="Bitstream Vera Sans2" style:font-size-complex="10pt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style:language-complex="nl" style:country-complex="NL"/>
    </style:style>
    <style:style style:name="T25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style:font-name="Bitstream Vera Sans2" fo:font-size="10pt" fo:font-weight="normal" style:font-weight-asian="normal" style:font-weight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1">TIP</text:span></text:span><text:span text:style-name="T12"> <text:s/></text:span><text:span text:style-name="T13">Kijk op</text:span><text:span text:style-name="T3"> </text:span><text:a xlink:type="simple" xlink:href="http://karelzimmer.nl/"><text:span text:style-name="Internet_20_link">karelzimmer.nl</text:span></text:a><text:span text:style-name="T3"> voor voor downloads, checklists, en scripts.<text:line-break/></text:span></text:p>
      <text:p text:style-name="P4"/>
      <text:list xml:id="list1760321198" text:style-name="L1">
        <text:list-item>
          <text:p text:style-name="P7">Installatie voorbereiden.</text:p>
          <text:p text:style-name="P7"/>
        </text:list-item>
      </text:list>
      <text:list xml:id="list1667313626" text:style-name="L2">
        <text:list-item>
          <text:list>
            <text:list-item>
              <text:p text:style-name="P21">Aanmelden als <text:span text:style-name="Strong_20_Emphasis">svadmin</text:span>.</text:p>
              <text:p text:style-name="P21"/>
            </text:list-item>
            <text:list-item>
              <text:p text:style-name="P14"><text:span text:style-name="Strong_20_Emphasis"><text:span text:style-name="T8">Start </text:span></text:span><text:span text:style-name="Strong_20_Emphasis"><text:span text:style-name="T2">Terminalvenster</text:span></text:span><text:span text:style-name="Strong_20_Emphasis"><text:span text:style-name="T8"> via </text:span></text:span><text:span text:style-name="Strong_20_Emphasis"><text:span text:style-name="T2">Toepassingen</text:span></text:span><text:span text:style-name="Strong_20_Emphasis"><text:span text:style-name="T8"> &gt; </text:span></text:span><text:span text:style-name="Strong_20_Emphasis"><text:span text:style-name="T2">Hulpmiddelen</text:span></text:span><text:span text:style-name="Strong_20_Emphasis"><text:span text:style-name="T8"> om het backupscript te downloaden en een backup te maken</text:span></text:span><text:span text:style-name="T2">.</text:span></text:p>
            </text:list-item>
            <text:list-item>
              <text:p text:style-name="P14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15"><text:span text:style-name="T14">$ </text:span><text:span text:style-name="User_20_Entry"><text:span text:style-name="T2">sudo ./backup.sh --setup<text:line-break/></text:span></text:span><text:span text:style-name="T2">Volg de aanwijzingen van het backupscript.</text:span></text:p>
              <text:p text:style-name="P8"/>
            </text:list-item>
            <text:list-item>
              <text:p text:style-name="P15"><text:span text:style-name="User_20_Entry"><text:span text:style-name="T10">Configureer de router zo dat SV01 een statisch/vast IP-adres heeft (bijvoorbeeld 192.168.2.200). Te bereiken door een IP-nummer te kiezen buiten de DHCP-range, of een IP-nummer te koppelen aan Hostname of MAC-address.</text:span></text:span></text:p>
              <text:p text:style-name="P8"/>
              <text:p text:style-name="P8"/>
            </text:list-item>
          </text:list>
        </text:list-item>
        <text:list-item>
          <text:p text:style-name="P8">Ubuntu 9.10 Server (Karmic Koala) installeren<text:span text:style-name="T27"> (GUI. [CLI])</text:span>.</text:p>
          <text:p text:style-name="P8"/>
          <text:list>
            <text:list-item>
              <text:p text:style-name="P8">Als de installatie gedaan wordt in VirtualBox dan PAE aanzetten bij de VM via (<text:span text:style-name="Strong_20_Emphasis">Machine</text:span> &gt; <text:span text:style-name="Strong_20_Emphasis">Settings</text:span> &gt;) <text:span text:style-name="Strong_20_Emphasis">System</text:span> &gt; <text:span text:style-name="Strong_20_Emphasis">Processor</text:span>. Zet vinkje bij <text:span text:style-name="Strong_20_Emphasis">Enable PAE/NX</text:span>.<text:line-break/>(Physical Address Extension/No eXecute: gebruik &gt; 4 GB RAM in 32-bits systeem.)</text:p>
              <text:p text:style-name="P8"/>
            </text:list-item>
            <text:list-item>
              <text:p text:style-name="P8">S<text:span text:style-name="T26">tart</text:span> de server op vanaf 9.10 Server i386 <text:span text:style-name="T25">CD.</text:span></text:p>
              <text:p text:style-name="P8"/>
            </text:list-item>
            <text:list-item>
              <text:p text:style-name="P8">Kies <text:span text:style-name="Strong_20_Emphasis">Nederlands</text:span> en vervolgens <text:span text:style-name="Strong_20_Emphasis">Ubuntu Server installeren</text:span>.</text:p>
            </text:list-item>
            <text:list-item>
              <text:p text:style-name="P9">Kies <text:span text:style-name="Strong_20_Emphasis">Nederland</text:span> en <text:span text:style-name="Strong_20_Emphasis">&lt;Enter&gt;</text:span>.</text:p>
            </text:list-item>
            <text:list-item>
              <text:p text:style-name="P9">Kies bij Toetsenbordindeling detecteren <text:span text:style-name="Strong_20_Emphasis">&lt;Nee&gt;</text:span> en vervolgens driemaal <text:span text:style-name="Strong_20_Emphasis">&lt;Enter&gt;</text:span>.</text:p>
              <text:p text:style-name="P9"/>
            </text:list-item>
            <text:list-item>
              <text:p text:style-name="P9">Kies <text:span text:style-name="Strong_20_Emphasis">&lt;Terug&gt;</text:span> na <text:span text:style-name="Strong_20_Emphasis">DHCP</text:span> en waar <text:span text:style-name="Strong_20_Emphasis">Computernaam</text:span> moet worden opgegeven.</text:p>
            </text:list-item>
            <text:list-item>
              <text:p text:style-name="P9">Kies <text:span text:style-name="Strong_20_Emphasis">Netwerk handmatig configureren</text:span> en <text:span text:style-name="Strong_20_Emphasis">&lt;Enter&gt;</text:span>.</text:p>
            </text:list-item>
            <text:list-item>
              <text:p text:style-name="P14"><text:span text:style-name="T2">I</text:span><text:span text:style-name="Strong_20_Emphasis"><text:span text:style-name="T2">P-adres:</text:span></text:span><text:span text:style-name="T2"> </text:span><text:span text:style-name="User_20_Entry"><text:span text:style-name="T2">192.168.2.200</text:span></text:span><text:span text:style-name="User_20_Entry"><text:span text:style-name="T10">, </text:span></text:span><text:span text:style-name="Strong_20_Emphasis"><text:span text:style-name="T15">Netwerkmasker:</text:span></text:span><text:span text:style-name="User_20_Entry"><text:span text:style-name="T10"> </text:span></text:span><text:span text:style-name="User_20_Entry"><text:span text:style-name="T2">255.255.255.0</text:span></text:span><text:span text:style-name="User_20_Entry"><text:span text:style-name="T10">, <text:line-break/></text:span></text:span><text:span text:style-name="Strong_20_Emphasis"><text:span text:style-name="T15">Gateway:</text:span></text:span><text:span text:style-name="User_20_Entry"><text:span text:style-name="T10"> <text:s/></text:span></text:span><text:span text:style-name="User_20_Entry"><text:span text:style-name="T2">192.168.2.1</text:span></text:span><text:span text:style-name="User_20_Entry"><text:span text:style-name="T10">, en </text:span></text:span><text:span text:style-name="Strong_20_Emphasis"><text:span text:style-name="T15">Naamserveradressen:</text:span></text:span><text:span text:style-name="User_20_Entry"><text:span text:style-name="T10"> </text:span></text:span><text:span text:style-name="User_20_Entry"><text:span text:style-name="T2">195.121.1.34 195.121.1.66</text:span></text:span><text:span text:style-name="User_20_Entry"><text:span text:style-name="T10">.</text:span></text:span></text:p>
              <text:p text:style-name="P14"><text:span text:style-name="User_20_Entry"><text:span text:style-name="T10"/></text:span></text:p>
            </text:list-item>
            <text:list-item>
              <text:p text:style-name="P14"><text:span text:style-name="Strong_20_Emphasis"><text:span text:style-name="T2">Computernaam:</text:span></text:span><text:span text:style-name="T2"> </text:span><text:span text:style-name="User_20_Entry"><text:span text:style-name="T2">SV01</text:span></text:span><text:span text:style-name="T2"> (</text:span><text:span text:style-name="User_20_Entry"><text:span text:style-name="T2">SV01VM</text:span></text:span><text:span text:style-name="T2"> bij VirtualBox) en </text:span><text:span text:style-name="Strong_20_Emphasis"><text:span text:style-name="T2">&lt;Volgende&gt;</text:span></text:span><text:span text:style-name="T2">.</text:span></text:p>
              <text:p text:style-name="P9"/>
            </text:list-item>
            <text:list-item>
              <text:p text:style-name="P9">Kies <text:span text:style-name="Strong_20_Emphasis">Begeleid – benut gehele schijf en gebruik LVM</text:span> en tweemaal <text:span text:style-name="Strong_20_Emphasis">&lt;Enter&gt;</text:span>.</text:p>
            </text:list-item>
            <text:list-item>
              <text:p text:style-name="P9">Kies bij <text:span text:style-name="Strong_20_Emphasis">Schijven indelen</text:span> voor <text:span text:style-name="Strong_20_Emphasis">&lt;Ja&gt;</text:span>, <text:span text:style-name="Strong_20_Emphasis">&lt;Volgende&gt;</text:span>, en <text:span text:style-name="Strong_20_Emphasis">&lt;Ja&gt;</text:span>.</text:p>
              <text:p text:style-name="P9"/>
            </text:list-item>
            <text:list-item>
              <text:p text:style-name="P14"><text:span text:style-name="Strong_20_Emphasis"><text:span text:style-name="T2">Full name:</text:span></text:span><text:span text:style-name="T2"> </text:span><text:span text:style-name="User_20_Entry"><text:span text:style-name="T2">Server Administrator</text:span></text:span><text:span text:style-name="T2"> en </text:span><text:span text:style-name="Strong_20_Emphasis"><text:span text:style-name="T2">&lt;Volgende&gt;</text:span></text:span><text:span text:style-name="T2">.</text:span></text:p>
            </text:list-item>
            <text:list-item>
              <text:p text:style-name="P14"><text:span text:style-name="Strong_20_Emphasis"><text:span text:style-name="T2">Username:</text:span></text:span><text:span text:style-name="T2"> </text:span><text:span text:style-name="User_20_Entry"><text:span text:style-name="T2">svadmin</text:span></text:span><text:span text:style-name="T2"> en </text:span><text:span text:style-name="Strong_20_Emphasis"><text:span text:style-name="T2">&lt;Volgende&gt;</text:span></text:span><text:span text:style-name="T2">.</text:span></text:p>
            </text:list-item>
            <text:list-item>
              <text:p text:style-name="P9">Tweemaal wachtwoord en <text:span text:style-name="Strong_20_Emphasis">&lt;Volgende&gt;</text:span>.</text:p>
            </text:list-item>
            <text:list-item>
              <text:p text:style-name="P9"><text:span text:style-name="Strong_20_Emphasis"><text:span text:style-name="T28">Kies bij </text:span></text:span><text:span text:style-name="Strong_20_Emphasis">Persoonlijke map versleutelen</text:span> voor <text:span text:style-name="Strong_20_Emphasis">&lt;Nee&gt;</text:span>.</text:p>
              <text:p text:style-name="P9"/>
            </text:list-item>
            <text:list-item>
              <text:p text:style-name="P9">Laat <text:span text:style-name="Strong_20_Emphasis">HTTP-proxy-gegevens</text:span> leeg en <text:span text:style-name="Strong_20_Emphasis">&lt;Volgende&gt;</text:span>.</text:p>
            </text:list-item>
            <text:list-item>
              <text:p text:style-name="P9">Kies <text:span text:style-name="Strong_20_Emphasis">Beveiligingsupdate automatisch installeren</text:span>.</text:p>
              <text:p text:style-name="P9"/>
            </text:list-item>
            <text:list-item>
              <text:p text:style-name="P14"><text:span text:style-name="T2">Kies met pijltjestoetsen en spatiebalk tenminste </text:span><text:span text:style-name="Strong_20_Emphasis"><text:span text:style-name="T2">OpenSSH server</text:span></text:span><text:span text:style-name="User_20_Entry"><text:span text:style-name="T10">. <text:line-break/>Eventueel aangevuld met </text:span></text:span><text:span text:style-name="Strong_20_Emphasis"><text:span text:style-name="T15">Print Server</text:span></text:span><text:span text:style-name="User_20_Entry"><text:span text:style-name="T10"> en </text:span></text:span><text:span text:style-name="Strong_20_Emphasis"><text:span text:style-name="T15">Samba File server</text:span></text:span><text:span text:style-name="User_20_Entry"><text:span text:style-name="T10">.<text:line-break/>Aanmelden vanaf een client via $ </text:span></text:span><text:span text:style-name="User_20_Entry"><text:span text:style-name="T2">ssh -l svadmin 192.168.2.200</text:span></text:span><text:span text:style-name="T2">.</text:span></text:p>
              <text:p text:style-name="P14"><text:span text:style-name="User_20_Entry"><text:span text:style-name="T2"/></text:span></text:p>
            </text:list-item>
            <text:list-item>
              <text:p text:style-name="P9">Herstart de server.</text:p>
              <text:p text:style-name="P9"/>
            </text:list-item>
          </text:list>
        </text:list-item>
      </text:list>
      <text:p text:style-name="P5"/>
      <text:list xml:id="list661673455" text:continue-numbering="true" text:style-name="L2">
        <text:list-item>
          <text:list>
            <text:list-item>
              <text:p text:style-name="P20">Aanmelden als <text:span text:style-name="Strong_20_Emphasis">svadmin</text:span>.</text:p>
              <text:p text:style-name="P9"/>
            </text:list-item>
            <text:list-item>
              <text:p text:style-name="P14"><text:span text:style-name="User_20_Entry"><text:span text:style-name="T10">Installeer Xubuntu desktop via $ </text:span></text:span><text:span text:style-name="User_20_Entry"><text:span text:style-name="T2">sudo tasksel</text:span></text:span></text:p>
              <text:p text:style-name="P14"><text:span text:style-name="User_20_Entry"><text:span text:style-name="T2"/></text:span></text:p>
            </text:list-item>
            <text:list-item>
              <text:p text:style-name="P9">Herstart de server</text:p>
              <text:p text:style-name="P17"/>
            </text:list-item>
            <text:list-item>
              <text:p text:style-name="P14"><text:span text:style-name="User_20_Entry"><text:span text:style-name="T10">Aanmelden als </text:span></text:span><text:span text:style-name="Strong_20_Emphasis"><text:span text:style-name="T15">svadmin</text:span></text:span><text:span text:style-name="User_20_Entry"><text:span text:style-name="T10">.</text:span></text:span></text:p>
              <text:p text:style-name="P14"><text:span text:style-name="User_20_Entry"><text:span text:style-name="T10"/></text:span></text:p>
            </text:list-item>
            <text:list-item>
              <text:p text:style-name="P14"><text:span text:style-name="T2">Open het venster </text:span><text:span text:style-name="Strong_20_Emphasis"><text:span text:style-name="T2">Updatebeheer</text:span></text:span><text:span text:style-name="T2"> of ga naar </text:span><text:span text:style-name="Strong_20_Emphasis"><text:span text:style-name="T2">System</text:span></text:span><text:span text:style-name="T2"> &gt; </text:span><text:span text:style-name="Strong_20_Emphasis"><text:span text:style-name="T2">Beheer</text:span></text:span><text:span text:style-name="T2"> &gt; </text:span><text:span text:style-name="Strong_20_Emphasis"><text:span text:style-name="T2">Updatemanager</text:span></text:span><text:span text:style-name="T2">. Klik op </text:span><text:span text:style-name="Strong_20_Emphasis"><text:span text:style-name="T2">Updates installeren</text:span></text:span><text:span text:style-name="T2">. [$ </text:span><text:span text:style-name="User_20_Entry"><text:span text:style-name="T2">sudo apt-get update &amp;&amp; sudo apt-get upgrade</text:span></text:span><text:span text:style-name="T2">]</text:span></text:p>
              <text:p text:style-name="P9"/>
            </text:list-item>
            <text:list-item>
              <text:p text:style-name="P14"><text:span text:style-name="Strong_20_Emphasis"><text:span text:style-name="T8">Ga naar </text:span></text:span><text:span text:style-name="Strong_20_Emphasis"><text:span text:style-name="T2">Toepassingen</text:span></text:span><text:span text:style-name="Strong_20_Emphasis"><text:span text:style-name="T8"> &gt; </text:span></text:span><text:span text:style-name="Strong_20_Emphasis"><text:span text:style-name="T2">System</text:span></text:span><text:span text:style-name="Strong_20_Emphasis"><text:span text:style-name="T8"> &gt; </text:span></text:span><text:span text:style-name="Strong_20_Emphasis"><text:span text:style-name="T2">Taalondersteuning</text:span></text:span><text:span text:style-name="Strong_20_Emphasis"><text:span text:style-name="T8"> en klik op </text:span></text:span><text:span text:style-name="Strong_20_Emphasis"><text:span text:style-name="T2">Installeren</text:span></text:span><text:span text:style-name="Strong_20_Emphasis"><text:span text:style-name="T8">. Klik op </text:span></text:span><text:span text:style-name="Strong_20_Emphasis"><text:span text:style-name="T2">Close</text:span></text:span><text:span text:style-name="Strong_20_Emphasis"><text:span text:style-name="T8">. Sluit Taal af.</text:span></text:span></text:p>
              <text:p text:style-name="P14"><text:span text:style-name="Strong_20_Emphasis"><text:span text:style-name="T8"/></text:span></text:p>
              <text:p text:style-name="P14"><text:span text:style-name="Strong_20_Emphasis"><text:span text:style-name="T8"/></text:span></text:p>
            </text:list-item>
          </text:list>
        </text:list-item>
        <text:list-item>
          <text:p text:style-name="P9">Backup terugzetten.</text:p>
          <text:p text:style-name="P9"/>
          <text:list>
            <text:list-item>
              <text:p text:style-name="P9">Aanmelden als <text:span text:style-name="Strong_20_Emphasis">svadmin</text:span>.</text:p>
              <text:p text:style-name="P9"/>
            </text:list-item>
            <text:list-item>
              <text:p text:style-name="P9"><text:span text:style-name="T24">Koppel de mobiele harddisk aan waarop de backups staan</text:span>.</text:p>
            </text:list-item>
            <text:list-item>
              <text:p text:style-name="P16"><text:span text:style-name="Strong_20_Emphasis"><text:span text:style-name="T9">Start Terminalvenster om het restorescript te downloaden en de restore uit te voeren</text:span></text:span><text:span text:style-name="T16">.</text:span></text:p>
            </text:list-item>
            <text:list-item>
              <text:p text:style-name="P14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18"><text:span text:style-name="T17">$ </text:span><text:span text:style-name="User_20_Entry"><text:span text:style-name="T2">sudo ./restore.sh</text:span></text:span><text:span text:style-name="T17"><text:line-break/>Volg de aanwijzingen van het restorescript.</text:span><text:span text:style-name="T20"><text:line-break/><text:line-break/></text:span><text:span text:style-name="Emphasis"><text:span text:style-name="T20">Als de backup is teruggezet dienen de stappen in cursief ter controle.</text:span></text:span></text:p>
              <text:p text:style-name="P18"><text:span text:style-name="Emphasis"><text:span text:style-name="T18"/></text:span></text:p>
              <text:p text:style-name="P18"><text:span text:style-name="Emphasis"><text:span text:style-name="T18"/></text:span></text:p>
            </text:list-item>
          </text:list>
        </text:list-item>
        <text:list-item>
          <text:p text:style-name="P9">Hardware installeren.</text:p>
          <text:p text:style-name="P9"/>
          <text:list>
            <text:list-item>
              <text:p text:style-name="P9">Aanmelden als <text:span text:style-name="Strong_20_Emphasis">svadmin</text:span>.</text:p>
              <text:p text:style-name="P9"/>
            </text:list-item>
            <text:list-item>
              <text:p text:style-name="P9">Sluit de printer aan en zet deze aan.</text:p>
            </text:list-item>
            <text:list-item>
              <text:p text:style-name="P9">?</text:p>
            </text:list-item>
          </text:list>
        </text:list-item>
        <text:list-item>
          <text:p text:style-name="P20">Software installeren (GUI. [CLI]).</text:p>
          <text:list>
            <text:list-header>
              <text:p text:style-name="P9"/>
            </text:list-header>
            <text:list-item>
              <text:p text:style-name="P9">Aanmelden als <text:span text:style-name="Strong_20_Emphasis">svadmin</text:span>.</text:p>
              <text:p text:style-name="P9"/>
            </text:list-item>
            <text:list-item>
              <text:p text:style-name="P14"><text:span text:style-name="Strong_20_Emphasis"><text:span text:style-name="T8">Start Terminalvenster om het installatiescript en installatiebestand te downloaden en de installatie uit te voeren</text:span></text:span><text:span text:style-name="T2">.</text:span></text:p>
            </text:list-item>
            <text:list-item>
              <text:p text:style-name="P17"><text:span text:style-name="T19">$ </text:span><text:span text:style-name="User_20_Entry"><text:span text:style-name="T19">cd /tmp;wget tinyurl.com/haalop;bash getscripts.sh</text:span></text:span></text:p>
            </text:list-item>
            <text:list-item>
              <text:p text:style-name="P17"><text:span text:style-name="T2">$ </text:span><text:span text:style-name="User_20_Entry"><text:span text:style-name="T2">sudo ./install.sh --file=install-SV01.txt</text:span></text:span><text:span text:style-name="T2"> </text:span><text:span text:style-name="User_20_Entry"><text:span text:style-name="T2"><text:line-break/></text:span></text:span><text:span text:style-name="User_20_Entry"><text:span text:style-name="T4">Volg de aanwijzingen van het installatiescript.</text:span></text:span></text:p>
              <text:p text:style-name="P10"/>
            </text:list-item>
            <text:list-item>
              <text:p text:style-name="P11">Download de Webmin Debian package vanaf <text:a xlink:type="simple" xlink:href="http://www.webmin.com/">webmin.com</text:a> en kies <text:line-break/><text:span text:style-name="Strong_20_Emphasis">Openen met GDebi pakketinstallatie (standaard)</text:span> en klik op <text:span text:style-name="Strong_20_Emphasis">OK</text:span>. <text:line-break/>[$ <text:span text:style-name="User_20_Entry">w3m webmin.com</text:span>]</text:p>
            </text:list-item>
            <text:list-item>
              <text:p text:style-name="P11">Klik op <text:span text:style-name="Strong_20_Emphasis">Pakket installeren</text:span>. Klik op <text:span text:style-name="Strong_20_Emphasis">Close</text:span>. Sluit Pakketinstallatie af. <text:line-break/>[$ <text:span text:style-name="User_20_Entry">sudo dpkg -i webmin*.deb</text:span>]</text:p>
            </text:list-item>
            <text:list-item>
              <text:p text:style-name="P11">Start Webmin op de server via <text:a xlink:type="simple" xlink:href="https://localhost:1000/">https://localhost:10000</text:a> en<text:line-break/>start Webmin op de clients via <text:a xlink:type="simple" xlink:href="https://localhost:1000/">https://192.168.2.200:10000</text:a> <text:line-break/>(of <text:a xlink:type="simple" xlink:href="https://sv0/">https://sv01</text:a><text:a xlink:type="simple" xlink:href="https://localhost:1000/">:10000</text:a> als “192.168.2.200 <text:s/>SV01” is opgenomen in /etc/hosts).</text:p>
            </text:list-item>
            <text:list-item>
              <text:p text:style-name="P11">Voeg een beveiligingsuitzondering toe voor Webmin en zet Webmin in het Nederlands via <text:span text:style-name="Strong_20_Emphasis">Webmin</text:span> &gt; <text:span text:style-name="Strong_20_Emphasis">Change language and Theme</text:span> &gt; <text:span text:style-name="Strong_20_Emphasis">Webmin UI taal</text:span> &gt; <text:span text:style-name="Strong_20_Emphasis">Dutch (NL)</text:span>.</text:p>
              <text:p text:style-name="P11"/>
              <text:p text:style-name="P11"/>
            </text:list-item>
          </text:list>
        </text:list-item>
      </text:list>
      <text:p text:style-name="P5"/>
      <text:list xml:id="list1398083359" text:continue-numbering="true" text:style-name="L2">
        <text:list-item>
          <text:p text:style-name="P20">Gebruik inrichten.</text:p>
          <text:list>
            <text:list-header>
              <text:p text:style-name="P12"/>
            </text:list-header>
            <text:list-item>
              <text:p text:style-name="P9">Aanmelden als <text:span text:style-name="Strong_20_Emphasis">svadmin</text:span>.</text:p>
              <text:p text:style-name="P9"/>
            </text:list-item>
            <text:list-item>
              <text:p text:style-name="P19"><text:span text:style-name="T5">S</text:span><text:span text:style-name="T2">tel aliassen in via $ </text:span><text:span text:style-name="User_20_Entry"><text:span text:style-name="T2">gedit ~/.bashrc</text:span></text:span><text:span text:style-name="T2"> en haal # weg voor alias ll, alias la, en alias l.</text:span></text:p>
              <text:p text:style-name="P13"/>
            </text:list-item>
            <text:list-item>
              <text:p text:style-name="P13">?</text:p>
              <text:p text:style-name="P22"/>
              <text:p text:style-name="P22"/>
            </text:list-item>
          </text:list>
        </text:list-item>
        <text:list-item>
          <text:p text:style-name="P22">Installatie afronden.</text:p>
          <text:p text:style-name="P22"/>
          <text:list>
            <text:list-item>
              <text:p text:style-name="P23"><text:span text:style-name="Strong_20_Emphasis"><text:span text:style-name="T6">Aanmelden als </text:span></text:span><text:span text:style-name="Strong_20_Emphasis"><text:span text:style-name="T22">svadmin</text:span></text:span><text:span text:style-name="Strong_20_Emphasis"><text:span text:style-name="T6">.</text:span></text:span></text:p>
              <text:p text:style-name="P23"><text:span text:style-name="Strong_20_Emphasis"><text:span text:style-name="T6"/></text:span></text:p>
            </text:list-item>
            <text:list-item>
              <text:p text:style-name="P23"><text:span text:style-name="Strong_20_Emphasis"><text:span text:style-name="T6">Start Terminalvenster om het backupscript te downloaden en een backup te maken.</text:span></text:span></text:p>
            </text:list-item>
            <text:list-item>
              <text:p text:style-name="P14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23"><text:span text:style-name="T21">$ </text:span><text:span text:style-name="User_20_Entry"><text:span text:style-name="T2">sudo ./backup.sh --setup<text:line-break/></text:span></text:span><text:span text:style-name="T7">Volg de aanwijzingen van het backupscript.</text:span></text:p>
            </text:list-item>
          </text:list>
        </text:list-item>
      </text:list>
      <text:p text:style-name="P4"/>
      <text:p text:style-name="P4"/>
      <text:list xml:id="list859828526" text:style-name="L3">
        <text:list-header>
          <text:p text:style-name="P24"><text:span text:style-name="Strong_20_Emphasis"><text:span text:style-name="T2">NOTE</text:span></text:span><text:span text:style-name="T23"> <text:s/>Installatie SV01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Bitstream Vera Sans2" fo:font-size="10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text-underline-style="wave" style:text-underline-type="double" style:text-underline-width="auto" style:text-underline-color="font-color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SV01 Ubuntu 9.10 Server i386</text:file-name><text:tab/><text:date style:data-style-name="N36" text:date-value="2010-03-16T14:01:45.99">16-03-2010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subject>Installatie PC software</dc:subject>
    <meta:initial-creator>Karel Zimmer</meta:initial-creator>
    <meta:creation-date>1995-11-21T17:41:00</meta:creation-date>
    <dc:date>2010-03-16T14:01:45</dc:date>
    <meta:printed-by>Karel</meta:printed-by>
    <meta:print-date>2008-05-16T22:25:52</meta:print-date>
    <meta:keyword>Installatie</meta:keyword>
    <meta:keyword>Checklist</meta:keyword>
    <meta:keyword>Linux</meta:keyword>
    <meta:editing-cycles>2077</meta:editing-cycles>
    <meta:editing-duration>PT110H43M00S</meta:editing-duration>
    <dc:creator>Karel </dc:creator>
    <meta:document-statistic meta:table-count="0" meta:image-count="0" meta:object-count="0" meta:page-count="4" meta:paragraph-count="64" meta:word-count="702" meta:character-count="4547"/>
    <meta:user-defined meta:name="Info 1"/>
    <meta:user-defined meta:name="Info 2"/>
    <meta:user-defined meta:name="Info 3"/>
    <meta:user-defined meta:name="Info 4"/>
  </office:meta>
</office:document-meta>
</file>